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nsolas" svg:font-family="Consolas"/>
    <style:font-face style:name="Carlito" svg:font-family="Carli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style:vertical-align="middle"/>
      <style:text-properties style:font-name="Consolas" style:font-name-asian="Consolas" style:font-name-complex="Consolas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ext-properties style:font-name="Carlito" style:font-name-asian="Carlito" style:font-name-complex="Carlito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rlito" style:font-name-asian="Carlito" style:font-name-complex="Carlito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32833333333333cm" style:use-optimal-column-width="true"/>
    </style:style>
    <style:style style:name="co4" style:family="table-column">
      <style:table-column-properties fo:break-before="auto" style:column-width="7.8052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40229166666667cm" style:use-optimal-column-width="true"/>
    </style:style>
    <style:style style:name="co7" style:family="table-column">
      <style:table-column-properties fo:break-before="auto" style:column-width="1.74625cm" style:use-optimal-column-width="true"/>
    </style:style>
    <style:style style:name="co8" style:family="table-column">
      <style:table-column-properties fo:break-before="auto" style:column-width="2.88395833333333cm" style:use-optimal-column-width="true"/>
    </style:style>
    <style:style style:name="co9" style:family="table-column">
      <style:table-column-properties fo:break-before="auto" style:column-width="6.879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ticulo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1" table:number-columns-repeated="1637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rubro</text:p>
          </table:table-cell>
          <table:table-cell office:value-type="string" table:style-name="ce1">
            <text:p>subRubro</text:p>
          </table:table-cell>
          <table:table-cell office:value-type="string" table:style-name="ce1">
            <text:p>idDetalle</text:p>
          </table:table-cell>
          <table:table-cell office:value-type="string" table:style-name="ce1">
            <text:p>codig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observaciones</text:p>
          </table:table-cell>
          <table:table-cell office:value-type="string" table:style-name="ce1">
            <text:p>peso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urlPhoto</text:p>
          </table:table-cell>
          <table:table-cell office:value-type="string" table:style-name="ce1">
            <text:p>updated_at</text:p>
          </table:table-cell>
          <table:table-cell office:value-type="string" table:style-name="ce1">
            <text:p>created_at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CHT</text:p>
          </table:table-cell>
          <table:table-cell office:value-type="string" table:style-name="ce1">
            <text:p>ACHUE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JMO</text:p>
          </table:table-cell>
          <table:table-cell office:value-type="string" table:style-name="ce1">
            <text:p>AJI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JPN</text:p>
          </table:table-cell>
          <table:table-cell office:value-type="string" table:style-name="ce1">
            <text:p>AJO EN POLVO</text:p>
          </table:table-cell>
          <table:table-cell office:value-type="string" table:style-name="ce1">
            <text:p>Nacion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JPC</text:p>
          </table:table-cell>
          <table:table-cell office:value-type="string" table:style-name="ce1">
            <text:p>AJO EN POLVO</text:p>
          </table:table-cell>
          <table:table-cell office:value-type="string" table:style-name="ce1">
            <text:p>Chino Blanc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PAC</text:p>
          </table:table-cell>
          <table:table-cell office:value-type="string" table:style-name="ce1">
            <text:p>AJO PARTIDO</text:p>
          </table:table-cell>
          <table:table-cell office:value-type="string" table:style-name="ce1">
            <text:p>Chi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PNA</text:p>
          </table:table-cell>
          <table:table-cell office:value-type="string" table:style-name="ce1">
            <text:p>AJO PARTIDO</text:p>
          </table:table-cell>
          <table:table-cell office:value-type="string" table:style-name="ce1">
            <text:p>Nacion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NGM</text:p>
          </table:table-cell>
          <table:table-cell office:value-type="string" table:style-name="ce1">
            <text:p>ANIS EN GRANO O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NTG</text:p>
          </table:table-cell>
          <table:table-cell office:value-type="string" table:style-name="ce1">
            <text:p>ANTICUAGULAN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ALA</text:p>
          </table:table-cell>
          <table:table-cell office:value-type="string" table:style-name="ce1">
            <text:p>CALER "A" (fijador color secos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ALS</text:p>
          </table:table-cell>
          <table:table-cell office:value-type="string" table:style-name="ce1">
            <text:p>CALER "S" (fijador color frescos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AMO</text:p>
          </table:table-cell>
          <table:table-cell office:value-type="string" table:style-name="ce1">
            <text:p>CANELA 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ARM</text:p>
          </table:table-cell>
          <table:table-cell office:value-type="string" table:style-name="ce1">
            <text:p>CARMI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YNO</text:p>
          </table:table-cell>
          <table:table-cell office:value-type="string" table:style-name="ce1">
            <text:p>CAYENA 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HIM</text:p>
          </table:table-cell>
          <table:table-cell office:value-type="string" table:style-name="ce1">
            <text:p>CHIMICHURRI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LOG</text:p>
          </table:table-cell>
          <table:table-cell office:value-type="string" table:style-name="ce1">
            <text:p>CLAVO DE OLOR EN GRAN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LOM</text:p>
          </table:table-cell>
          <table:table-cell office:value-type="string" table:style-name="ce1">
            <text:p>CLAVO OLOR MOLIDO (PEDUNCULO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OVG</text:p>
          </table:table-cell>
          <table:table-cell office:value-type="string" table:style-name="ce1">
            <text:p>COLORANTE VEGET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MMO</text:p>
          </table:table-cell>
          <table:table-cell office:value-type="string" table:style-name="ce1">
            <text:p>COMINO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RROZ</text:p>
          </table:table-cell>
          <table:table-cell office:value-type="string" table:style-name="ce1">
            <text:p>CONDIMENTO PARA ARROZ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IZZA</text:p>
          </table:table-cell>
          <table:table-cell office:value-type="string" table:style-name="ce1">
            <text:p>CONDIMENTO PIZZ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OMO</text:p>
          </table:table-cell>
          <table:table-cell office:value-type="string" table:style-name="ce1">
            <text:p>CORIANDRO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URC</text:p>
          </table:table-cell>
          <table:table-cell office:value-type="string" table:style-name="ce1">
            <text:p>CURCUM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DEXT</text:p>
          </table:table-cell>
          <table:table-cell office:value-type="string" table:style-name="ce1">
            <text:p>DEXTROS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ESSU</text:p>
          </table:table-cell>
          <table:table-cell office:value-type="string" table:style-name="ce1">
            <text:p>ESPECIAS SURTIDA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FIUE</text:p>
          </table:table-cell>
          <table:table-cell office:value-type="string" table:style-name="ce1">
            <text:p>FIUMER "E" (fosfato emulsio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FIUI</text:p>
          </table:table-cell>
          <table:table-cell office:value-type="string" table:style-name="ce1">
            <text:p>FIUMER "I" (fosfato inyeccio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GLMO</text:p>
          </table:table-cell>
          <table:table-cell office:value-type="string" table:style-name="ce1">
            <text:p>GLUTAMATO MONOSODIC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GMEX</text:p>
          </table:table-cell>
          <table:table-cell office:value-type="string" table:style-name="ce1">
            <text:p>GOMEX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HIGM</text:p>
          </table:table-cell>
          <table:table-cell office:value-type="string" table:style-name="ce1">
            <text:p>HINOJO EN GRANO O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JENG</text:p>
          </table:table-cell>
          <table:table-cell office:value-type="string" table:style-name="ce1">
            <text:p>JENGIB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LAUM</text:p>
          </table:table-cell>
          <table:table-cell office:value-type="string" table:style-name="ce1">
            <text:p>LAUREL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LIGAM</text:p>
          </table:table-cell>
          <table:table-cell office:value-type="string" table:style-name="ce1">
            <text:p>LIGA PARA MATAMB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NISO</text:p>
          </table:table-cell>
          <table:table-cell office:value-type="string" table:style-name="ce1">
            <text:p>NITRATO DE SODI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NZMM</text:p>
          </table:table-cell>
          <table:table-cell office:value-type="string" table:style-name="ce1">
            <text:p>NUEZ MOSCADA 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ORGA</text:p>
          </table:table-cell>
          <table:table-cell office:value-type="string" table:style-name="ce1">
            <text:p>OREGAN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ERH</text:p>
          </table:table-cell>
          <table:table-cell office:value-type="string" table:style-name="ce1">
            <text:p>PEREJIL EN HOJ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IMB</text:p>
          </table:table-cell>
          <table:table-cell office:value-type="string" table:style-name="ce1">
            <text:p>PIMENTA BLANCA GRANO /PART/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IME</text:p>
          </table:table-cell>
          <table:table-cell office:value-type="string" table:style-name="ce1">
            <text:p>PIMENTON ESENCI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IAH</text:p>
          </table:table-cell>
          <table:table-cell office:value-type="string" table:style-name="ce1">
            <text:p>PIMENTON AHUMA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NGR</text:p>
          </table:table-cell>
          <table:table-cell office:value-type="string" table:style-name="ce1">
            <text:p>PIMIENTA NEGRA GRANO/PART/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ROV</text:p>
          </table:table-cell>
          <table:table-cell office:value-type="string" table:style-name="ce1">
            <text:p>PROVENZAL IMPORTA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SAL</text:p>
          </table:table-cell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SALX</text:p>
          </table:table-cell>
          <table:table-cell office:value-type="string" table:style-name="ce1">
            <text:p>SAL ANTIOXIDAN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SALC</text:p>
          </table:table-cell>
          <table:table-cell office:value-type="string" table:style-name="ce1">
            <text:p>SAL DE CUR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NITR</text:p>
          </table:table-cell>
          <table:table-cell office:value-type="string" table:style-name="ce1">
            <text:p>NITRIT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ULS</text:p>
          </table:table-cell>
          <table:table-cell office:value-type="string" table:style-name="ce1">
            <text:p>SULFITO DE SODI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MZ01</text:p>
          </table:table-cell>
          <table:table-cell office:value-type="string" table:style-name="ce1">
            <text:p>FECULA DE MAIZ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MZ25</text:p>
          </table:table-cell>
          <table:table-cell office:value-type="string" table:style-name="ce1">
            <text:p>FECULA DE MAIZ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MA01</text:p>
          </table:table-cell>
          <table:table-cell office:value-type="string" table:style-name="ce1">
            <text:p>FECULA DE MANDIOC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MA25</text:p>
          </table:table-cell>
          <table:table-cell office:value-type="string" table:style-name="ce1">
            <text:p>FECULA DE MANDIOCA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EP01</text:p>
          </table:table-cell>
          <table:table-cell office:value-type="string" table:style-name="ce1">
            <text:p>FECULA DE PAP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EP25</text:p>
          </table:table-cell>
          <table:table-cell office:value-type="string" table:style-name="ce1">
            <text:p>FECULA DE PAPA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ET01</text:p>
          </table:table-cell>
          <table:table-cell office:value-type="string" table:style-name="ce1">
            <text:p>FECULA DE TRIG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ET25</text:p>
          </table:table-cell>
          <table:table-cell office:value-type="string" table:style-name="ce1">
            <text:p>FECULA DE TRIGO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GLT01</text:p>
          </table:table-cell>
          <table:table-cell office:value-type="string" table:style-name="ce1">
            <text:p>GLUTEN DE TRIG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GLT25</text:p>
          </table:table-cell>
          <table:table-cell office:value-type="string" table:style-name="ce1">
            <text:p>GLUTEN DE TRIGO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OJ20</text:p>
          </table:table-cell>
          <table:table-cell office:value-type="string" table:style-name="ce1">
            <text:p>HARINA DE SOJA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OF01</text:p>
          </table:table-cell>
          <table:table-cell office:value-type="string" table:style-name="ce1">
            <text:p>HARINA DE SOJA FI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OG01</text:p>
          </table:table-cell>
          <table:table-cell office:value-type="string" table:style-name="ce1">
            <text:p>HARINA DE SOJA GRUES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OG30</text:p>
          </table:table-cell>
          <table:table-cell office:value-type="string" table:style-name="ce1">
            <text:p>HARINA DE SOJA GRUESA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RBZ25</text:p>
          </table:table-cell>
          <table:table-cell office:value-type="string" table:style-name="ce1">
            <text:p>REBOZADOR BALONIX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AE01</text:p>
          </table:table-cell>
          <table:table-cell office:value-type="string" table:style-name="ce1">
            <text:p>SANGRE ENTERA (NUTRAGEL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AE20</text:p>
          </table:table-cell>
          <table:table-cell office:value-type="string" table:style-name="ce1">
            <text:p>SANGRE ENTERA X 20 KG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PRLL25</text:p>
          </table:table-cell>
          <table:table-cell office:value-type="string" table:style-name="ce1">
            <text:p>PAN RALLADO X 25 KG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F05</text:p>
          </table:table-cell>
          <table:table-cell office:value-type="string" table:style-name="ce1">
            <text:p>INTEGRAL CHORIZO FRESCO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F10</text:p>
          </table:table-cell>
          <table:table-cell office:value-type="string" table:style-name="ce1">
            <text:p>INTEGRAL CHORIZO FRESCO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F01</text:p>
          </table:table-cell>
          <table:table-cell office:value-type="string" table:style-name="ce1">
            <text:p>INTEGRAL CHORIZO FRESCO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C05</text:p>
          </table:table-cell>
          <table:table-cell office:value-type="string" table:style-name="ce1">
            <text:p>INTEGRAL CHORIZO FRESCO COLORADO</text:p>
          </table:table-cell>
          <table:table-cell office:value-type="string" table:style-name="ce1">
            <text:p>Uso 10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C10</text:p>
          </table:table-cell>
          <table:table-cell office:value-type="string" table:style-name="ce1">
            <text:p>INTEGRAL CHORIZO FRESCO COLORADO</text:p>
          </table:table-cell>
          <table:table-cell office:value-type="string" table:style-name="ce1">
            <text:p>Uso 10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C01</text:p>
          </table:table-cell>
          <table:table-cell office:value-type="string" table:style-name="ce1">
            <text:p>INTEGRAL CHORIZO FRESCO COLORADO</text:p>
          </table:table-cell>
          <table:table-cell office:value-type="string" table:style-name="ce1">
            <text:p>Uso 10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C05</text:p>
          </table:table-cell>
          <table:table-cell office:value-type="string" table:style-name="ce1">
            <text:p>INTEGRAL SALCHICHA FRESCA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C10</text:p>
          </table:table-cell>
          <table:table-cell office:value-type="string" table:style-name="ce1">
            <text:p>INTEGRAL SALCHICHA FRESCA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C01</text:p>
          </table:table-cell>
          <table:table-cell office:value-type="string" table:style-name="ce1">
            <text:p>INTEGRAL SALCHICHA FRESCA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C05</text:p>
          </table:table-cell>
          <table:table-cell office:value-type="string" table:style-name="ce1">
            <text:p>INTEGRAL HAMBURGUESA S/CARNE</text:p>
          </table:table-cell>
          <table:table-cell office:value-type="string" table:style-name="ce1">
            <text:p>Uso 5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C10</text:p>
          </table:table-cell>
          <table:table-cell office:value-type="string" table:style-name="ce1">
            <text:p>INTEGRAL HAMBURGUESA S/CARNE</text:p>
          </table:table-cell>
          <table:table-cell office:value-type="string" table:style-name="ce1">
            <text:p>Uso 5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C01</text:p>
          </table:table-cell>
          <table:table-cell office:value-type="string" table:style-name="ce1">
            <text:p>INTEGRAL HAMBURGUESA S/CARNE</text:p>
          </table:table-cell>
          <table:table-cell office:value-type="string" table:style-name="ce1">
            <text:p>Uso 5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P05</text:p>
          </table:table-cell>
          <table:table-cell office:value-type="string" table:style-name="ce1">
            <text:p>INTEGRAL HAMBURGUESA S/POLLO</text:p>
          </table:table-cell>
          <table:table-cell office:value-type="string" table:style-name="ce1">
            <text:p>Uso 5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P10</text:p>
          </table:table-cell>
          <table:table-cell office:value-type="string" table:style-name="ce1">
            <text:p>INTEGRAL HAMBURGUESA S/POLLO</text:p>
          </table:table-cell>
          <table:table-cell office:value-type="string" table:style-name="ce1">
            <text:p>Uso 5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P01</text:p>
          </table:table-cell>
          <table:table-cell office:value-type="string" table:style-name="ce1">
            <text:p>INTEGRAL HAMBURGUESA S/POLLO</text:p>
          </table:table-cell>
          <table:table-cell office:value-type="string" table:style-name="ce1">
            <text:p>Uso 5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-MIC05</text:p>
          </table:table-cell>
          <table:table-cell office:value-type="string" table:style-name="ce1">
            <text:p>INTEGRAL MILANESA DE CARNE</text:p>
          </table:table-cell>
          <table:table-cell office:value-type="string" table:style-name="ce1">
            <text:p>Uso 1 <text:s/>x 6 Agu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-MIC10</text:p>
          </table:table-cell>
          <table:table-cell office:value-type="string" table:style-name="ce1">
            <text:p>INTEGRAL MILANESA DE CARNE</text:p>
          </table:table-cell>
          <table:table-cell office:value-type="string" table:style-name="ce1">
            <text:p>Uso 1 <text:s/>x 6 Agu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-MIC01</text:p>
          </table:table-cell>
          <table:table-cell office:value-type="string" table:style-name="ce1">
            <text:p>INTEGRAL MILANESA DE CARNE</text:p>
          </table:table-cell>
          <table:table-cell office:value-type="string" table:style-name="ce1">
            <text:p>Uso 1 <text:s/>x 6 Agu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IP05</text:p>
          </table:table-cell>
          <table:table-cell office:value-type="string" table:style-name="ce1">
            <text:p>INTEGRAL MILANESA S/POLLO</text:p>
          </table:table-cell>
          <table:table-cell office:value-type="string" table:style-name="ce1">
            <text:p>Uso 1 <text:s/>x 6 Agu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IP10</text:p>
          </table:table-cell>
          <table:table-cell office:value-type="string" table:style-name="ce1">
            <text:p>INTEGRAL MILANESA S/POLLO</text:p>
          </table:table-cell>
          <table:table-cell office:value-type="string" table:style-name="ce1">
            <text:p>Uso 1 <text:s/>x 6 Agu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IP01</text:p>
          </table:table-cell>
          <table:table-cell office:value-type="string" table:style-name="ce1">
            <text:p>INTEGRAL MILANESA S/POLLO</text:p>
          </table:table-cell>
          <table:table-cell office:value-type="string" table:style-name="ce1">
            <text:p>Uso 1 <text:s/>x 6 Agu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05</text:p>
          </table:table-cell>
          <table:table-cell office:value-type="string" table:style-name="ce1">
            <text:p>INTEGRAL SALAME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10</text:p>
          </table:table-cell>
          <table:table-cell office:value-type="string" table:style-name="ce1">
            <text:p>INTEGRAL SALAME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01</text:p>
          </table:table-cell>
          <table:table-cell office:value-type="string" table:style-name="ce1">
            <text:p>INTEGRAL SALAME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LOG05</text:p>
          </table:table-cell>
          <table:table-cell office:value-type="string" table:style-name="ce1">
            <text:p>INTEGRAL LONGANIZA ESPAÑOLA</text:p>
          </table:table-cell>
          <table:table-cell office:value-type="string" table:style-name="ce1">
            <text:p>Uso 10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LOG10</text:p>
          </table:table-cell>
          <table:table-cell office:value-type="string" table:style-name="ce1">
            <text:p>INTEGRAL LONGANIZA ESPAÑOLA</text:p>
          </table:table-cell>
          <table:table-cell office:value-type="string" table:style-name="ce1">
            <text:p>Uso 10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LOG01</text:p>
          </table:table-cell>
          <table:table-cell office:value-type="string" table:style-name="ce1">
            <text:p>INTEGRAL LONGANIZA ESPAÑOLA</text:p>
          </table:table-cell>
          <table:table-cell office:value-type="string" table:style-name="ce1">
            <text:p>Uso 10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RE05</text:p>
          </table:table-cell>
          <table:table-cell office:value-type="string" table:style-name="ce1">
            <text:p>INTEGRAL CRESPON Y CANTIMPALO</text:p>
          </table:table-cell>
          <table:table-cell office:value-type="string" table:style-name="ce1">
            <text:p>Uso 10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RE10</text:p>
          </table:table-cell>
          <table:table-cell office:value-type="string" table:style-name="ce1">
            <text:p>INTEGRAL CRESPON Y CANTIMPALO</text:p>
          </table:table-cell>
          <table:table-cell office:value-type="string" table:style-name="ce1">
            <text:p>Uso 10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RE01</text:p>
          </table:table-cell>
          <table:table-cell office:value-type="string" table:style-name="ce1">
            <text:p>INTEGRAL CRESPON Y CANTIMPALO</text:p>
          </table:table-cell>
          <table:table-cell office:value-type="string" table:style-name="ce1">
            <text:p>Uso 10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BOJ05</text:p>
          </table:table-cell>
          <table:table-cell office:value-type="string" table:style-name="ce1">
            <text:p>INTEGRAL BONDIOLA Y JAMON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BOJ10</text:p>
          </table:table-cell>
          <table:table-cell office:value-type="string" table:style-name="ce1">
            <text:p>INTEGRAL BONDIOLA Y JAMON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BOJ01</text:p>
          </table:table-cell>
          <table:table-cell office:value-type="string" table:style-name="ce1">
            <text:p>INTEGRAL BONDIOLA Y JAMON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OR05</text:p>
          </table:table-cell>
          <table:table-cell office:value-type="string" table:style-name="ce1">
            <text:p>INTEGRAL MORCILLA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OR10</text:p>
          </table:table-cell>
          <table:table-cell office:value-type="string" table:style-name="ce1">
            <text:p>INTEGRAL MORCILLA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OR01</text:p>
          </table:table-cell>
          <table:table-cell office:value-type="string" table:style-name="ce1">
            <text:p>INTEGRAL MORCILLA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QUC05</text:p>
          </table:table-cell>
          <table:table-cell office:value-type="string" table:style-name="ce1">
            <text:p>INTEGRAL QUESO DE CERDO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QUC10</text:p>
          </table:table-cell>
          <table:table-cell office:value-type="string" table:style-name="ce1">
            <text:p>INTEGRAL QUESO DE CERDO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QUC01</text:p>
          </table:table-cell>
          <table:table-cell office:value-type="string" table:style-name="ce1">
            <text:p>INTEGRAL QUESO DE CERDO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PAN05</text:p>
          </table:table-cell>
          <table:table-cell office:value-type="string" table:style-name="ce1">
            <text:p>INTEGRAL PANCETA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PAN10</text:p>
          </table:table-cell>
          <table:table-cell office:value-type="string" table:style-name="ce1">
            <text:p>INTEGRAL PANCETA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IE01</text:p>
          </table:table-cell>
          <table:table-cell office:value-type="string" table:style-name="ce1">
            <text:p>INTEGRAL CIERVO Y ÑANDU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UM01</text:p>
          </table:table-cell>
          <table:table-cell office:value-type="string" table:style-name="ce1">
            <text:p>SABOR A HUM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JAM01</text:p>
          </table:table-cell>
          <table:table-cell office:value-type="string" table:style-name="ce1">
            <text:p>SABOR A JAMON</text:p>
          </table:table-cell>
          <table:table-cell office:value-type="string" table:style-name="ce1">
            <text:p>Concentracion 1 x 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POLL01</text:p>
          </table:table-cell>
          <table:table-cell office:value-type="string" table:style-name="ce1">
            <text:p>SABOR A POLLO</text:p>
          </table:table-cell>
          <table:table-cell office:value-type="string" table:style-name="ce1">
            <text:p>Concentracion 1 x 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QUE01</text:p>
          </table:table-cell>
          <table:table-cell office:value-type="string" table:style-name="ce1">
            <text:p>SABOR A QUES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AJO01</text:p>
          </table:table-cell>
          <table:table-cell office:value-type="string" table:style-name="ce1">
            <text:p>SABORIZANTE AJO</text:p>
          </table:table-cell>
          <table:table-cell office:value-type="string" table:style-name="ce1">
            <text:p>Concentracion 1 x 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CHO01</text:p>
          </table:table-cell>
          <table:table-cell office:value-type="string" table:style-name="ce1">
            <text:p>SABORIZANTE CHORIZ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CHE01</text:p>
          </table:table-cell>
          <table:table-cell office:value-type="string" table:style-name="ce1">
            <text:p>SABORIZANTE CHORIZO ESPECI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CHP01</text:p>
          </table:table-cell>
          <table:table-cell office:value-type="string" table:style-name="ce1">
            <text:p>SABORIZANTE CHORIZO P/C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MAT01</text:p>
          </table:table-cell>
          <table:table-cell office:value-type="string" table:style-name="ce1">
            <text:p>SABORIZANTE MATAMB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MOR01</text:p>
          </table:table-cell>
          <table:table-cell office:value-type="string" table:style-name="ce1">
            <text:p>SABORIZANTE MORCILL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RAV01</text:p>
          </table:table-cell>
          <table:table-cell office:value-type="string" table:style-name="ce1">
            <text:p>SABORIZANTE RAVIO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PIM05</text:p>
          </table:table-cell>
          <table:table-cell office:value-type="string" table:style-name="ce1">
            <text:p>SABOR PIMIENTA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NZ05</text:p>
          </table:table-cell>
          <table:table-cell office:value-type="string" table:style-name="ce1">
            <text:p>SABOR NUEZ MOSCADA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4042</text:p>
          </table:table-cell>
          <table:table-cell office:value-type="string" table:style-name="ce1">
            <text:p>ORILLA VACUNA 40/4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mts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4244</text:p>
          </table:table-cell>
          <table:table-cell office:value-type="string" table:style-name="ce1">
            <text:p>ORILLA VACUNA 42/4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mts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4446</text:p>
          </table:table-cell>
          <table:table-cell office:value-type="string" table:style-name="ce1">
            <text:p>ORILLA VACUNA 44/4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mts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TVAC</text:p>
          </table:table-cell>
          <table:table-cell office:value-type="string" table:style-name="ce1">
            <text:p>TRIPON VACUNO (planchado y blanqueado)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mts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4043-15</text:p>
          </table:table-cell>
          <table:table-cell office:value-type="string" table:style-name="ce1">
            <text:p>ORILLA VACUNA 40/4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mts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4043-30</text:p>
          </table:table-cell>
          <table:table-cell office:value-type="string" table:style-name="ce1">
            <text:p>ORILLA VACUNA 40/4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mts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HIIP</text:p>
          </table:table-cell>
          <table:table-cell office:value-type="string" table:style-name="ce1">
            <text:p>CHINEZCA IMPORTADA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string" table:style-name="ce1">
            <text:p>mts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HINA</text:p>
          </table:table-cell>
          <table:table-cell office:value-type="string" table:style-name="ce1">
            <text:p>CHINEZCA NACIONAL 38/4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mts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IN</text:p>
          </table:table-cell>
          <table:table-cell office:value-type="string" table:style-name="ce1">
            <text:p>OVINO 22/24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string" table:style-name="ce1">
            <text:p>mts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TUBO24</text:p>
          </table:table-cell>
          <table:table-cell office:value-type="string" table:style-name="ce1">
            <text:p>TUBO 2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mts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HINATC</text:p>
          </table:table-cell>
          <table:table-cell office:value-type="string" table:style-name="ce1">
            <text:p>CHINEZCA NACIONAL TIRAS CORTA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24</text:p>
          </table:table-cell>
          <table:table-cell office:value-type="string" table:style-name="ce1">
            <text:p>COLAGENO 24</text:p>
          </table:table-cell>
          <table:table-cell table:style-name="ce1"/>
          <table:table-cell office:value-type="float" office:value="425" table:style-name="ce1">
            <text:p>425</text:p>
          </table:table-cell>
          <table:table-cell office:value-type="string" table:style-name="ce1">
            <text:p>mts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25</text:p>
          </table:table-cell>
          <table:table-cell office:value-type="string" table:style-name="ce1">
            <text:p>COLAGENO 25</text:p>
          </table:table-cell>
          <table:table-cell table:style-name="ce1"/>
          <table:table-cell office:value-type="float" office:value="630" table:style-name="ce1">
            <text:p>630</text:p>
          </table:table-cell>
          <table:table-cell office:value-type="string" table:style-name="ce1">
            <text:p>mts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45</text:p>
          </table:table-cell>
          <table:table-cell office:value-type="string" table:style-name="ce1">
            <text:p>COLAGENO 45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50</text:p>
          </table:table-cell>
          <table:table-cell office:value-type="string" table:style-name="ce1">
            <text:p>COLAGENO 50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55</text:p>
          </table:table-cell>
          <table:table-cell office:value-type="string" table:style-name="ce1">
            <text:p>COLAGENO 55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60</text:p>
          </table:table-cell>
          <table:table-cell office:value-type="string" table:style-name="ce1">
            <text:p>COLAGENO 60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80</text:p>
          </table:table-cell>
          <table:table-cell office:value-type="string" table:style-name="ce1">
            <text:p>COLAGENO 80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BOLC1856</text:p>
          </table:table-cell>
          <table:table-cell office:value-type="string" table:style-name="ce1">
            <text:p>BOLSAS CRISTAL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MORT</text:p>
          </table:table-cell>
          <table:table-cell office:value-type="string" table:style-name="ce1">
            <text:p>BOLSAS MORT. POLIAMIDA marro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BOLQUE</text:p>
          </table:table-cell>
          <table:table-cell office:value-type="string" table:style-name="ce1">
            <text:p>BOLSAS QUESO DE CERDO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BOLRO1856</text:p>
          </table:table-cell>
          <table:table-cell office:value-type="string" table:style-name="ce1">
            <text:p>BOLSAS ROJAS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BOLSJA1856</text:p>
          </table:table-cell>
          <table:table-cell office:value-type="string" table:style-name="ce1">
            <text:p>BOLSAS SALCHICHON C/JAMON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BOLSAP1856</text:p>
          </table:table-cell>
          <table:table-cell office:value-type="string" table:style-name="ce1">
            <text:p>BOLSAS SALCHICHON PRIMAV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EL4650</text:p>
          </table:table-cell>
          <table:table-cell office:value-type="string" table:style-name="ce1">
            <text:p>CELOFAN MICROPOROSO 46 X 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EL7090</text:p>
          </table:table-cell>
          <table:table-cell office:value-type="string" table:style-name="ce1">
            <text:p>CELOFAN MICROPOROSO 70 x 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GANME</text:p>
          </table:table-cell>
          <table:table-cell office:value-type="string" table:style-name="ce1">
            <text:p>GANCHOS METALICOS N° 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HIPOS</text:p>
          </table:table-cell>
          <table:table-cell office:value-type="string" table:style-name="ce1">
            <text:p>HIPOCLORITO DE SODI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PAPFOL</text:p>
          </table:table-cell>
          <table:table-cell office:value-type="string" table:style-name="ce1">
            <text:p>PAPEL FOLEX P/HAMBURGUES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PASTD</text:p>
          </table:table-cell>
          <table:table-cell office:value-type="string" table:style-name="ce1">
            <text:p>PASTA DESENGRASAN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REDBC</text:p>
          </table:table-cell>
          <table:table-cell office:value-type="string" table:style-name="ce1">
            <text:p>RED BONDIOLA CUADRADA POR RED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REDBX</text:p>
          </table:table-cell>
          <table:table-cell office:value-type="string" table:style-name="ce1">
            <text:p>RED BONDIOLA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mts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REDMOR</text:p>
          </table:table-cell>
          <table:table-cell office:value-type="string" table:style-name="ce1">
            <text:p>RED MORTADELA COLO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VASE</text:p>
          </table:table-cell>
          <table:table-cell office:value-type="string" table:style-name="ce1">
            <text:p>VASELINA LIQU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HAMM</text:p>
          </table:table-cell>
          <table:table-cell office:value-type="string" table:style-name="ce1">
            <text:p>HAMBURGUESERA MEDIA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HAMC</text:p>
          </table:table-cell>
          <table:table-cell office:value-type="string" table:style-name="ce1">
            <text:p>HAMBURGUESERA CHIC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EMAC</text:p>
          </table:table-cell>
          <table:table-cell office:value-type="string" table:style-name="ce1">
            <text:p>EMBUDO ACER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PALES</text:p>
          </table:table-cell>
          <table:table-cell office:value-type="string" table:style-name="ce1">
            <text:p>PALITOS ESPUELA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PALO</text:p>
          </table:table-cell>
          <table:table-cell office:value-type="string" table:style-name="ce1">
            <text:p>PALO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EMPA32</text:p>
          </table:table-cell>
          <table:table-cell office:value-type="string" table:style-name="ce1">
            <text:p>EMBUDO PLASTICO 32 CHORIZ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EMBA</text:p>
          </table:table-cell>
          <table:table-cell office:value-type="string" table:style-name="ce1">
            <text:p>EMBUDO PLASTIC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DISCP</text:p>
          </table:table-cell>
          <table:table-cell office:value-type="string" table:style-name="ce1">
            <text:p>DISCO PLASTIC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PINCH</text:p>
          </table:table-cell>
          <table:table-cell office:value-type="string" table:style-name="ce1">
            <text:p>PINCH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3B330</text:p>
          </table:table-cell>
          <table:table-cell office:value-type="string" table:style-name="ce1">
            <text:p>HILO CRUDO Nº 3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C3B330.jpg</text:p>
          </table:table-cell>
          <table:table-cell table:number-columns-repeated="16374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3B900</text:p>
          </table:table-cell>
          <table:table-cell office:value-type="string" table:style-name="ce1">
            <text:p>HILO CRUDO Nº 3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C3B900.jpg</text:p>
          </table:table-cell>
          <table:table-cell table:number-columns-repeated="16374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4B330</text:p>
          </table:table-cell>
          <table:table-cell office:value-type="string" table:style-name="ce1">
            <text:p>HILO CRUDO Nº 4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C4B330.jpg</text:p>
          </table:table-cell>
          <table:table-cell table:number-columns-repeated="16374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4B900</text:p>
          </table:table-cell>
          <table:table-cell office:value-type="string" table:style-name="ce1">
            <text:p>HILO CRUDO Nº 4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C4B900.jpg</text:p>
          </table:table-cell>
          <table:table-cell table:number-columns-repeated="16374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5B330</text:p>
          </table:table-cell>
          <table:table-cell office:value-type="string" table:style-name="ce1">
            <text:p>HILO CRUDO Nº 5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C5B330.jpg</text:p>
          </table:table-cell>
          <table:table-cell table:number-columns-repeated="16374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6B330</text:p>
          </table:table-cell>
          <table:table-cell office:value-type="string" table:style-name="ce1">
            <text:p>HILO CRUDO Nº 6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8B330</text:p>
          </table:table-cell>
          <table:table-cell office:value-type="string" table:style-name="ce1">
            <text:p>HILO CRUDO Nº 8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C8B330.jpg</text:p>
          </table:table-cell>
          <table:table-cell table:number-columns-repeated="16374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8B800</text:p>
          </table:table-cell>
          <table:table-cell office:value-type="string" table:style-name="ce1">
            <text:p>HILO CRUDO Nº 8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C8B800.jpg</text:p>
          </table:table-cell>
          <table:table-cell table:number-columns-repeated="16374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1B900</text:p>
          </table:table-cell>
          <table:table-cell office:value-type="string" table:style-name="ce1">
            <text:p>HILO CRUDO Nº 11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C11B900.jpg</text:p>
          </table:table-cell>
          <table:table-cell table:number-columns-repeated="16374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5B800</text:p>
          </table:table-cell>
          <table:table-cell office:value-type="string" table:style-name="ce1">
            <text:p>HILO CRUDO Nº 15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C15B800.jpg</text:p>
          </table:table-cell>
          <table:table-cell table:number-columns-repeated="16374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22B800</text:p>
          </table:table-cell>
          <table:table-cell office:value-type="string" table:style-name="ce1">
            <text:p>HILO CRUDO Nº 22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C22B800.jpg</text:p>
          </table:table-cell>
          <table:table-cell table:number-columns-repeated="16374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27B800</text:p>
          </table:table-cell>
          <table:table-cell office:value-type="string" table:style-name="ce1">
            <text:p>HILO CRUDO Nº 27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C27B800.jpg</text:p>
          </table:table-cell>
          <table:table-cell table:number-columns-repeated="16374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3A330</text:p>
          </table:table-cell>
          <table:table-cell office:value-type="string" table:style-name="ce1">
            <text:p>HILO PULIDO AMARILLO Nº 3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O30</text:p>
          </table:table-cell>
          <table:table-cell office:value-type="string" table:style-name="ce1">
            <text:p>HILO CRUDO Nº 3 OVILLO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CO30.jpg</text:p>
          </table:table-cell>
          <table:table-cell table:number-columns-repeated="16374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O50</text:p>
          </table:table-cell>
          <table:table-cell office:value-type="string" table:style-name="ce1">
            <text:p>HILO CRUDO Nº 4 OVILLO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CO50.jpg</text:p>
          </table:table-cell>
          <table:table-cell table:number-columns-repeated="16374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O100</text:p>
          </table:table-cell>
          <table:table-cell office:value-type="string" table:style-name="ce1">
            <text:p>HILO CRUDO Nº 4 OVILLO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CO100.jpg</text:p>
          </table:table-cell>
          <table:table-cell table:number-columns-repeated="16374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30</text:p>
          </table:table-cell>
          <table:table-cell office:value-type="string" table:style-name="ce1">
            <text:p>HILO PULIDO AMARILLO Nº 3 OVILLO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PO30.jpg</text:p>
          </table:table-cell>
          <table:table-cell table:number-columns-repeated="16374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50</text:p>
          </table:table-cell>
          <table:table-cell office:value-type="string" table:style-name="ce1">
            <text:p>HILO PULIDO AMARILLO Nº 3 OVILLO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PO50.jpg</text:p>
          </table:table-cell>
          <table:table-cell table:number-columns-repeated="16374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100</text:p>
          </table:table-cell>
          <table:table-cell office:value-type="string" table:style-name="ce1">
            <text:p>HILO PULIDO AMARILLO Nº 3 OVILLO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PO100.jpg</text:p>
          </table:table-cell>
          <table:table-cell table:number-columns-repeated="16374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GRIS</text:p>
          </table:table-cell>
          <table:table-cell office:value-type="string" table:style-name="ce1">
            <text:p>HILO COLOR GRIS TOP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OX50GRIS.jpg</text:p>
          </table:table-cell>
          <table:table-cell table:number-columns-repeated="16374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BX50</text:p>
          </table:table-cell>
          <table:table-cell office:value-type="string" table:style-name="ce1">
            <text:p>HILO COLOR BLANC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OBX50.jpg</text:p>
          </table:table-cell>
          <table:table-cell table:number-columns-repeated="16374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CEL</text:p>
          </table:table-cell>
          <table:table-cell office:value-type="string" table:style-name="ce1">
            <text:p>HILO COLOR CELESTE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OX50CEL.jpg</text:p>
          </table:table-cell>
          <table:table-cell table:number-columns-repeated="16374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FRA</text:p>
          </table:table-cell>
          <table:table-cell office:value-type="string" table:style-name="ce1">
            <text:p>HILO COLOR FRANCIA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OX50FRA.jpg</text:p>
          </table:table-cell>
          <table:table-cell table:number-columns-repeated="16374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NAR</text:p>
          </table:table-cell>
          <table:table-cell office:value-type="string" table:style-name="ce1">
            <text:p>HILO COLOR NARANJA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NEG</text:p>
          </table:table-cell>
          <table:table-cell office:value-type="string" table:style-name="ce1">
            <text:p>HILO COLOR NEGR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RX50</text:p>
          </table:table-cell>
          <table:table-cell office:value-type="string" table:style-name="ce1">
            <text:p>HILO COLOR ROSA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ORX50.jpg</text:p>
          </table:table-cell>
          <table:table-cell table:number-columns-repeated="16374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VCX100</text:p>
          </table:table-cell>
          <table:table-cell office:value-type="string" table:style-name="ce1">
            <text:p>HILO COLOR VERDE CLAR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OVCX100.jpg</text:p>
          </table:table-cell>
          <table:table-cell table:number-columns-repeated="16374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VERDE</text:p>
          </table:table-cell>
          <table:table-cell office:value-type="string" table:style-name="ce1">
            <text:p>HILO COLOR VERDE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AZU</text:p>
          </table:table-cell>
          <table:table-cell office:value-type="string" table:style-name="ce1">
            <text:p>HILO COLOR AZUL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ROX100</text:p>
          </table:table-cell>
          <table:table-cell office:value-type="string" table:style-name="ce1">
            <text:p>HILO COLOR ROJ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BOX</text:p>
          </table:table-cell>
          <table:table-cell office:value-type="string" table:style-name="ce1">
            <text:p>HILO COLOR BORD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MUL</text:p>
          </table:table-cell>
          <table:table-cell office:value-type="string" table:style-name="ce1">
            <text:p>HILO MULTICOLOR OVILLO 50 G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YOX100</text:p>
          </table:table-cell>
          <table:table-cell office:value-type="string" table:style-name="ce1">
            <text:p>HILO YUTE OVILLO 10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YOX100.jpg</text:p>
          </table:table-cell>
          <table:table-cell table:number-columns-repeated="16374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SOX100</text:p>
          </table:table-cell>
          <table:table-cell office:value-type="string" table:style-name="ce1">
            <text:p>HILO SISAL OVILLO 8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SOX100.jpg</text:p>
          </table:table-cell>
          <table:table-cell table:number-columns-repeated="16374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27X100</text:p>
          </table:table-cell>
          <table:table-cell office:value-type="string" table:style-name="ce1">
            <text:p>HILO PIOLIN Nº 27 X 100 G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CP27X100.jpg</text:p>
          </table:table-cell>
          <table:table-cell table:number-columns-repeated="16374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24X50G</text:p>
          </table:table-cell>
          <table:table-cell office:value-type="string" table:style-name="ce1">
            <text:p>HILO CRUDO PIOLIN Nº 24 X 50 G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CP24X50G.jpg</text:p>
          </table:table-cell>
          <table:table-cell table:number-columns-repeated="16374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X120G</text:span></text:p>
          </table:table-cell>
          <table:table-cell office:value-type="string" table:style-name="ce2">
            <text:p>HILO MAQ. ATA. S/NÚCLEO BOBINA 120 g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PFX120G.jpg</text:p>
          </table:table-cell>
          <table:table-cell table:number-columns-repeated="16374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OL100</text:span></text:p>
          </table:table-cell>
          <table:table-cell office:value-type="string" table:style-name="ce2">
            <text:p>HILO MAQ. ATA. POLIESTER BOBINA 80g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3">
            <text:p>assets/img/catalogo/HPOL100.jpg</text:p>
          </table:table-cell>
          <table:table-cell table:number-columns-repeated="16374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A900</text:span></text:p>
          </table:table-cell>
          <table:table-cell office:value-type="string" table:style-name="ce2">
            <text:p>HILO PULIDO AMARILLO Nº 3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P3A900.jpg</text:p>
          </table:table-cell>
          <table:table-cell table:number-columns-repeated="16374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6AB900</text:span></text:p>
          </table:table-cell>
          <table:table-cell office:value-type="string" table:style-name="ce2">
            <text:p>HILO PULIDO AMARILLO Nº 6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P6AB900.jpg</text:p>
          </table:table-cell>
          <table:table-cell table:number-columns-repeated="16374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9AB900G</text:span></text:p>
          </table:table-cell>
          <table:table-cell office:value-type="string" table:style-name="ce2">
            <text:p>HILO PULIDO AMARILLO Nº 9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P9AB900G.jpg</text:p>
          </table:table-cell>
          <table:table-cell table:number-columns-repeated="16374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N900</text:span></text:p>
          </table:table-cell>
          <table:table-cell office:value-type="string" table:style-name="ce2">
            <text:p>HILO PULIDO NARANJA Nº 3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P3N900.jpg</text:p>
          </table:table-cell>
          <table:table-cell table:number-columns-repeated="16374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R900</text:span></text:p>
          </table:table-cell>
          <table:table-cell office:value-type="string" table:style-name="ce2">
            <text:p>HILO PULIDO ROJO Nº 3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9R900</text:span></text:p>
          </table:table-cell>
          <table:table-cell office:value-type="string" table:style-name="ce2">
            <text:p>HILO PULIDO ROJO Nº 9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AR900</text:span></text:p>
          </table:table-cell>
          <table:table-cell office:value-type="string" table:style-name="ce2">
            <text:p>HILO PULIDO AMARILLO Y ROJO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P3AR900.jpg</text:p>
          </table:table-cell>
          <table:table-cell table:number-columns-repeated="16374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AV900</text:span></text:p>
          </table:table-cell>
          <table:table-cell office:value-type="string" table:style-name="ce2">
            <text:p>HILO PULIDO AMARILLO Y VERDE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P3AV900.jpg</text:p>
          </table:table-cell>
          <table:table-cell table:number-columns-repeated="16374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BR900</text:span></text:p>
          </table:table-cell>
          <table:table-cell office:value-type="string" table:style-name="ce2">
            <text:p>HILO PULIDO BLANCO Y ROJO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P3BR900.jpg</text:p>
          </table:table-cell>
          <table:table-cell table:number-columns-repeated="16374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BA900</text:span></text:p>
          </table:table-cell>
          <table:table-cell office:value-type="string" table:style-name="ce2">
            <text:p>HILO PULIDO BLANCO Y AZUL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P3BA900.jpg</text:p>
          </table:table-cell>
          <table:table-cell table:number-columns-repeated="16374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BV900</text:span></text:p>
          </table:table-cell>
          <table:table-cell office:value-type="string" table:style-name="ce2">
            <text:p>HILO PULIDO BLANCO Y VERDE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BRV900</text:span></text:p>
          </table:table-cell>
          <table:table-cell office:value-type="string" table:style-name="ce2">
            <text:p>HILO PULIDO BLANCO, ROJO Y VERDE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P3BRV900.jpg</text:p>
          </table:table-cell>
          <table:table-cell table:number-columns-repeated="16374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ARN</text:span></text:p>
          </table:table-cell>
          <table:table-cell office:value-type="string" table:style-name="ce2">
            <text:p>HILO PULIDO AMARILLO, ROJO Y NEGRO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P3ARN.jpg</text:p>
          </table:table-cell>
          <table:table-cell table:number-columns-repeated="16374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A</text:span></text:p>
          </table:table-cell>
          <table:table-cell office:value-type="string" table:style-name="ce2">
            <text:p>HILO PULIDO FULL AMARILLO Nº 3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PFA.jpg</text:p>
          </table:table-cell>
          <table:table-cell table:number-columns-repeated="16374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ARB</text:span></text:p>
          </table:table-cell>
          <table:table-cell office:value-type="string" table:style-name="ce2">
            <text:p>HILO PULIDO FULL AMARILLO Y ROJO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PFARB.jpg</text:p>
          </table:table-cell>
          <table:table-cell table:number-columns-repeated="16374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BR800</text:span></text:p>
          </table:table-cell>
          <table:table-cell office:value-type="string" table:style-name="ce2">
            <text:p>HILO PULIDO FULL BLANCO Y ROJO Nº 3</text:p>
          </table:table-cell>
          <table:table-cell table:style-name="ce2"/>
          <table:table-cell office:value-type="float" office:value="800" table:style-name="ce1">
            <text:p>8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PFBR800.jpg</text:p>
          </table:table-cell>
          <table:table-cell table:number-columns-repeated="16374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BA800</text:span></text:p>
          </table:table-cell>
          <table:table-cell office:value-type="string" table:style-name="ce2">
            <text:p>HILO PULIDO FULL BLANCO Y AZUL Nº 3</text:p>
          </table:table-cell>
          <table:table-cell table:style-name="ce2"/>
          <table:table-cell office:value-type="float" office:value="800" table:style-name="ce1">
            <text:p>800</text:p>
          </table:table-cell>
          <table:table-cell office:value-type="string" table:style-name="ce1">
            <text:p>gr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BV800</text:span></text:p>
          </table:table-cell>
          <table:table-cell office:value-type="string" table:style-name="ce2">
            <text:p>HILO PULIDO FULL BLANCO Y VERDE Nº 3</text:p>
          </table:table-cell>
          <table:table-cell table:style-name="ce2"/>
          <table:table-cell office:value-type="float" office:value="800" table:style-name="ce1">
            <text:p>800</text:p>
          </table:table-cell>
          <table:table-cell office:value-type="string" table:style-name="ce1">
            <text:p>gr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HP27C</text:p>
          </table:table-cell>
          <table:table-cell office:value-type="string" table:style-name="ce2">
            <text:p>HILO MORTADELA BOCHA CRUDO 27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22M</text:span></text:p>
          </table:table-cell>
          <table:table-cell office:value-type="string" table:style-name="ce2">
            <text:p>HILO MORTADELA BOCHA PULIDO MARRON 22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P22M.jpg</text:p>
          </table:table-cell>
          <table:table-cell table:number-columns-repeated="16374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OL3SUPER</text:span></text:p>
          </table:table-cell>
          <table:table-cell office:value-type="string" table:style-name="ce2">
            <text:p>HILO PULIDO SUPER AMARILLO Nº 3</text:p>
          </table:table-cell>
          <table:table-cell table:style-name="ce2"/>
          <table:table-cell office:value-type="float" office:value="500" table:style-name="ce1">
            <text:p>5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POL3SUPER.jpg</text:p>
          </table:table-cell>
          <table:table-cell table:number-columns-repeated="16374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OL6SUPER</text:span></text:p>
          </table:table-cell>
          <table:table-cell office:value-type="string" table:style-name="ce2">
            <text:p>HILO PULIDO SUPER AMARILLO Nº 6</text:p>
          </table:table-cell>
          <table:table-cell table:style-name="ce2"/>
          <table:table-cell office:value-type="float" office:value="500" table:style-name="ce1">
            <text:p>5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POL6SUPER.jpg</text:p>
          </table:table-cell>
          <table:table-cell table:number-columns-repeated="16374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OL9SUPER</text:span></text:p>
          </table:table-cell>
          <table:table-cell office:value-type="string" table:style-name="ce2">
            <text:p>HILO PULIDO SUPER AMARILLO Nº 9</text:p>
          </table:table-cell>
          <table:table-cell table:style-name="ce2"/>
          <table:table-cell office:value-type="float" office:value="500" table:style-name="ce1">
            <text:p>5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POL9SUPER.jpg</text:p>
          </table:table-cell>
          <table:table-cell table:number-columns-repeated="16374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L180G</text:p>
          </table:table-cell>
          <table:table-cell office:value-type="string" table:style-name="ce2">
            <text:p>HILO POLIESTER CONITO</text:p>
          </table:table-cell>
          <table:table-cell table:style-name="ce2"/>
          <table:table-cell office:value-type="float" office:value="180" table:style-name="ce1">
            <text:p>18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POL180G.jpg</text:p>
          </table:table-cell>
          <table:table-cell table:number-columns-repeated="16374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L160G</text:p>
          </table:table-cell>
          <table:table-cell office:value-type="string" table:style-name="ce2">
            <text:p>HILO POLIESTER CONITO</text:p>
          </table:table-cell>
          <table:table-cell table:style-name="ce2"/>
          <table:table-cell office:value-type="float" office:value="160" table:style-name="ce1">
            <text:p>16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POL160G.jpg</text:p>
          </table:table-cell>
          <table:table-cell table:number-columns-repeated="16374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LC2500</text:p>
          </table:table-cell>
          <table:table-cell office:value-type="string" table:style-name="ce2">
            <text:p>HILO POLIESTER CONO</text:p>
          </table:table-cell>
          <table:table-cell table:style-name="ce2"/>
          <table:table-cell office:value-type="float" office:value="2500" table:style-name="ce1">
            <text:p>25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POLC2500.jpg</text:p>
          </table:table-cell>
          <table:table-cell table:number-columns-repeated="16374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M</text:p>
          </table:table-cell>
          <table:table-cell office:value-type="string" table:style-name="ce2">
            <text:p>HILO MULTIFILAMENTO</text:p>
          </table:table-cell>
          <table:table-cell table:style-name="ce2"/>
          <table:table-cell office:value-type="float" office:value="180" table:style-name="ce1">
            <text:p>180</text:p>
          </table:table-cell>
          <table:table-cell office:value-type="string" table:style-name="ce1">
            <text:p>gr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E500G</text:p>
          </table:table-cell>
          <table:table-cell office:value-type="string" table:style-name="ce2">
            <text:p>HILO PARA ENCAÑAR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CE500G.jpg</text:p>
          </table:table-cell>
          <table:table-cell table:number-columns-repeated="16374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E</text:p>
          </table:table-cell>
          <table:table-cell office:value-type="string" table:style-name="ce2">
            <text:p>HILO PARA ENFARDAR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V</text:p>
          </table:table-cell>
          <table:table-cell office:value-type="string" table:style-name="ce2">
            <text:p>HILO PABILO PARA VELAS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27B900</text:p>
          </table:table-cell>
          <table:table-cell office:value-type="string" table:style-name="ce2">
            <text:p>HILO PIOLIN Nº 27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3">
            <text:p>assets/img/catalogo/HCP27B900.jpg</text:p>
          </table:table-cell>
          <table:table-cell table:number-columns-repeated="16374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4-1C</text:p>
          </table:table-cell>
          <table:table-cell office:value-type="string" table:style-name="ce2">
            <text:p>HILO 4/1 ALGODÓN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3C2000</text:p>
          </table:table-cell>
          <table:table-cell office:value-type="string" table:style-name="ce2">
            <text:p>HILO 4/3 ALGODON CRUDO EN CONO</text:p>
          </table:table-cell>
          <table:table-cell table:style-name="ce2"/>
          <table:table-cell office:value-type="float" office:value="11" table:style-name="ce1">
            <text:p>11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C3C2000.jpg</text:p>
          </table:table-cell>
          <table:table-cell table:number-columns-repeated="16374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3AC1500</text:p>
          </table:table-cell>
          <table:table-cell office:value-type="string" table:style-name="ce2">
            <text:p>HILO 4/3 AMARILLO PULI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P3AC1500.jpg</text:p>
          </table:table-cell>
          <table:table-cell table:number-columns-repeated="16374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6C</text:p>
          </table:table-cell>
          <table:table-cell office:value-type="string" table:style-name="ce2">
            <text:p>HILO 4/6 ALGODON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C6C.jpg</text:p>
          </table:table-cell>
          <table:table-cell table:number-columns-repeated="16374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7-1C</text:p>
          </table:table-cell>
          <table:table-cell office:value-type="string" table:style-name="ce2">
            <text:p>HILO 7/1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C7-1C.jpg</text:p>
          </table:table-cell>
          <table:table-cell table:number-columns-repeated="16374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7-2C</text:p>
          </table:table-cell>
          <table:table-cell office:value-type="string" table:style-name="ce2">
            <text:p>HILO 7/2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C7-2C.jpg</text:p>
          </table:table-cell>
          <table:table-cell table:number-columns-repeated="16374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7-3C</text:p>
          </table:table-cell>
          <table:table-cell office:value-type="string" table:style-name="ce2">
            <text:p>HILO 7/3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C7-3C.jpg</text:p>
          </table:table-cell>
          <table:table-cell table:number-columns-repeated="16374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7-2VC</text:p>
          </table:table-cell>
          <table:table-cell office:value-type="string" table:style-name="ce2">
            <text:p>HILO 7/2 VERDE PULI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P7-2VC.jpg</text:p>
          </table:table-cell>
          <table:table-cell table:number-columns-repeated="16374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7-3VC</text:p>
          </table:table-cell>
          <table:table-cell office:value-type="string" table:style-name="ce2">
            <text:p>HILO 7/3 VERDE PULI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P7-3VC.jpg</text:p>
          </table:table-cell>
          <table:table-cell table:number-columns-repeated="16374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8-1CRUC</text:p>
          </table:table-cell>
          <table:table-cell office:value-type="string" table:style-name="ce2">
            <text:p>HILO 8/1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C8-1CRUC.jpg</text:p>
          </table:table-cell>
          <table:table-cell table:number-columns-repeated="16374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MX8-1C</text:p>
          </table:table-cell>
          <table:table-cell office:value-type="string" table:style-name="ce2">
            <text:p>HILO 8/1 AMARILL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AMX8-1C.jpg</text:p>
          </table:table-cell>
          <table:table-cell table:number-columns-repeated="16374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Z8-1C</text:p>
          </table:table-cell>
          <table:table-cell office:value-type="string" table:style-name="ce2">
            <text:p>HILO 8/1 AZUL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AZ8-1C.jpg</text:p>
          </table:table-cell>
          <table:table-cell table:number-columns-repeated="16374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VC8-1C</text:p>
          </table:table-cell>
          <table:table-cell office:value-type="string" table:style-name="ce2">
            <text:p>HILO 8/1 VERDE CLAR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VC8-1C.jpg</text:p>
          </table:table-cell>
          <table:table-cell table:number-columns-repeated="16374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GTC8-1C</text:p>
          </table:table-cell>
          <table:table-cell office:value-type="string" table:style-name="ce2">
            <text:p>HILO 8/1 GRIS TOP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N8-1C</text:p>
          </table:table-cell>
          <table:table-cell office:value-type="string" table:style-name="ce2">
            <text:p>HILO 8/1 NEGR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N8-1C.jpg</text:p>
          </table:table-cell>
          <table:table-cell table:number-columns-repeated="16374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B8-1C</text:p>
          </table:table-cell>
          <table:table-cell office:value-type="string" table:style-name="ce2">
            <text:p>HILO 8/1 BLANC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B8-1C.jpg</text:p>
          </table:table-cell>
          <table:table-cell table:number-columns-repeated="16374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BOR8-1C</text:p>
          </table:table-cell>
          <table:table-cell office:value-type="string" table:style-name="ce2">
            <text:p>HILO 8/1 BORD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BOR8-1C.jpg</text:p>
          </table:table-cell>
          <table:table-cell table:number-columns-repeated="16374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RA8-1C</text:p>
          </table:table-cell>
          <table:table-cell office:value-type="string" table:style-name="ce2">
            <text:p>HILO 8/1 FRANCIA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FRA8-1C.jpg</text:p>
          </table:table-cell>
          <table:table-cell table:number-columns-repeated="16374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NAR8-1C</text:p>
          </table:table-cell>
          <table:table-cell office:value-type="string" table:style-name="ce2">
            <text:p>HILO 8/1 NARANJA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NAR8-1C.jpg</text:p>
          </table:table-cell>
          <table:table-cell table:number-columns-repeated="16374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R8-1C</text:p>
          </table:table-cell>
          <table:table-cell office:value-type="string" table:style-name="ce2">
            <text:p>HILO 8/1 ROSA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R8-1C.jpg</text:p>
          </table:table-cell>
          <table:table-cell table:number-columns-repeated="16374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8-1C</text:p>
          </table:table-cell>
          <table:table-cell office:value-type="string" table:style-name="ce2">
            <text:p>HILO 8/1 CELESTE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8-1C.jpg</text:p>
          </table:table-cell>
          <table:table-cell table:number-columns-repeated="16374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8C-2C</text:p>
          </table:table-cell>
          <table:table-cell office:value-type="string" table:style-name="ce2">
            <text:p>HILO 8/2 “COLOR”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8T-1C</text:p>
          </table:table-cell>
          <table:table-cell office:value-type="string" table:style-name="ce2">
            <text:p>HILO 8/1 “TINTORERIA”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12-1C</text:p>
          </table:table-cell>
          <table:table-cell office:value-type="string" table:style-name="ce2">
            <text:p>HILO 12/1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12-2C</text:p>
          </table:table-cell>
          <table:table-cell office:value-type="string" table:style-name="ce2">
            <text:p>HILO 12/2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4-1C</text:p>
          </table:table-cell>
          <table:table-cell office:value-type="string" table:style-name="ce2">
            <text:p>HILO 14/1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C14-1C.jpg</text:p>
          </table:table-cell>
          <table:table-cell table:number-columns-repeated="16374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4-2C</text:p>
          </table:table-cell>
          <table:table-cell office:value-type="string" table:style-name="ce2">
            <text:p>HILO 14/2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C14-2C.jpg</text:p>
          </table:table-cell>
          <table:table-cell table:number-columns-repeated="16374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N14-1TN</text:p>
          </table:table-cell>
          <table:table-cell office:value-type="string" table:style-name="ce2">
            <text:p>HILO 14/1 NEGR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B14-1C</text:p>
          </table:table-cell>
          <table:table-cell office:value-type="string" table:style-name="ce2">
            <text:p>HILO 14/1 BLANC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14-1VERMC</text:p>
          </table:table-cell>
          <table:table-cell office:value-type="string" table:style-name="ce2">
            <text:p>HILO 14/1 VERDE MUSG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AR14-1C</text:p>
          </table:table-cell>
          <table:table-cell office:value-type="string" table:style-name="ce2">
            <text:p>HILO 14/1 CARAMEL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SAL14-1C</text:p>
          </table:table-cell>
          <table:table-cell office:value-type="string" table:style-name="ce2">
            <text:p>HILO 14/1 SALVAD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GT14-1C</text:p>
          </table:table-cell>
          <table:table-cell office:value-type="string" table:style-name="ce2">
            <text:p>HILO 14/1 GRIS TOP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MA14-1C</text:p>
          </table:table-cell>
          <table:table-cell office:value-type="string" table:style-name="ce2">
            <text:p>HILO 14/1 MARRON AFRICAN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GPL14-1C</text:p>
          </table:table-cell>
          <table:table-cell office:value-type="string" table:style-name="ce2">
            <text:p>HILO 14/1 GRIS PLATA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ZU14-1C</text:p>
          </table:table-cell>
          <table:table-cell office:value-type="string" table:style-name="ce2">
            <text:p>HILO 14/1 AZUL MARIN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O14-2C</text:p>
          </table:table-cell>
          <table:table-cell office:value-type="string" table:style-name="ce2">
            <text:p>HILO 14/2 “COLOR”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6-1W</text:p>
          </table:table-cell>
          <table:table-cell office:value-type="string" table:style-name="ce2">
            <text:p>HILO 16/1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6-2C</text:p>
          </table:table-cell>
          <table:table-cell office:value-type="string" table:style-name="ce2">
            <text:p>HILO 16/2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W24-1C</text:p>
          </table:table-cell>
          <table:table-cell office:value-type="string" table:style-name="ce2">
            <text:p>HILO 24/1 WATER ALGODON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24-2C</text:p>
          </table:table-cell>
          <table:table-cell office:value-type="string" table:style-name="ce2">
            <text:p>HILO 24/2 WATER ALGODON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C24-2C.jpg</text:p>
          </table:table-cell>
          <table:table-cell table:number-columns-repeated="16374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24-1C</text:p>
          </table:table-cell>
          <table:table-cell office:value-type="string" table:style-name="ce2">
            <text:p>HILO 24/1 PEINA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24-2PEIN</text:p>
          </table:table-cell>
          <table:table-cell office:value-type="string" table:style-name="ce2">
            <text:p>HILO 24/2 PEINA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30-1C</text:p>
          </table:table-cell>
          <table:table-cell office:value-type="string" table:style-name="ce2">
            <text:p>HILO 30/1 PEINA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30-2PEIN</text:p>
          </table:table-cell>
          <table:table-cell office:value-type="string" table:style-name="ce2">
            <text:p>HILO 30/2 PEINA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24-1C</text:p>
          </table:table-cell>
          <table:table-cell office:value-type="string" table:style-name="ce2">
            <text:p>HILO 24/1 POLIESTE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1</text:p>
          </table:table-cell>
          <table:table-cell office:value-type="string" table:style-name="ce2">
            <text:p>HILO PABILO Nº 1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1X3</text:p>
          </table:table-cell>
          <table:table-cell office:value-type="string" table:style-name="ce2">
            <text:p>HILO PABILO Nº 1 X 3 CABOS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3">
            <text:p>assets/img/catalogo/HCP1X3.jpg</text:p>
          </table:table-cell>
          <table:table-cell table:number-columns-repeated="16374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4-3</text:p>
          </table:table-cell>
          <table:table-cell office:value-type="string" table:style-name="ce2">
            <text:p>TRABAJO A FASON RETORCIDO 4/3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7-2</text:p>
          </table:table-cell>
          <table:table-cell office:value-type="string" table:style-name="ce2">
            <text:p>TRABAJO A FASON RETORCIDO 7/2 ó 7/3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12-2</text:p>
          </table:table-cell>
          <table:table-cell office:value-type="string" table:style-name="ce2">
            <text:p>TRABAJO A FASON RETORCIDO 12/2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14-2</text:p>
          </table:table-cell>
          <table:table-cell office:value-type="string" table:style-name="ce2">
            <text:p>TRABAJO A FASON RETORCIDO 14/2 ó 16/2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24-2</text:p>
          </table:table-cell>
          <table:table-cell office:value-type="string" table:style-name="ce2">
            <text:p>TRABAJO A FASON RETORCIDO 24/2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30-2</text:p>
          </table:table-cell>
          <table:table-cell office:value-type="string" table:style-name="ce2">
            <text:p>TRABAJO A FASON RETORCIDO 30/2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FAT200</text:p>
          </table:table-cell>
          <table:table-cell office:value-type="string" table:style-name="ce2">
            <text:p>TRABAJO A FASON MADEJA TITULO 1</text:p>
          </table:table-cell>
          <table:table-cell table:style-name="ce2"/>
          <table:table-cell office:value-type="float" office:value="200" table:style-name="ce1">
            <text:p>200</text:p>
          </table:table-cell>
          <table:table-cell office:value-type="string" table:style-name="ce1">
            <text:p>gr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FAO100</text:p>
          </table:table-cell>
          <table:table-cell office:value-type="string" table:style-name="ce2">
            <text:p>TRABAJO A FASON OVILLADO TITULO 1</text:p>
          </table:table-cell>
          <table:table-cell table:style-name="ce2"/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FAV1K</text:p>
          </table:table-cell>
          <table:table-cell office:value-type="string" table:style-name="ce2">
            <text:p>TRABAJO A FASON VAPORIZADO TITULO 1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"assets/img/catalogo/default.jpg"</text:p>
          </table:table-cell>
          <table:table-cell table:number-columns-repeated="16374"/>
        </table:table-row>
        <table:table-row table:number-rows-repeated="1048287" table:style-name="ro1">
          <table:table-cell table:number-columns-repeated="16384"/>
        </table:table-row>
      </table:table>
      <table:database-ranges>
        <table:database-range table:target-range-address="articulos.A1:articulos.L28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nsolas" svg:font-family="Consolas"/>
    <style:font-face style:name="Carlito" svg:font-family="Carlito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phpMyAdmin 5.1.1</meta:initial-creator>
    <dc:creator>Daniel Ruben de Brito</dc:creator>
    <meta:creation-date>2023-01-29T18:58:02Z</meta:creation-date>
    <dc:date>2023-03-08T20:46:15Z</dc:date>
  </office:meta>
</office:document-meta>
</file>